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fo:letter-spacing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</style:style>
    <style:style style:name="T1" style:family="text">
      <style:text-properties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" style:family="text">
      <style:text-properties fo:color="#3794ff" loext:opacity="100%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3" style:family="text">
      <style:text-properties fo:color="#3794ff" loext:opacity="100%" style:font-name="Segoe WPC" fo:font-size="6.5pt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4" style:family="text">
      <style:text-properties style:font-name="Segoe WPC" fo:font-size="6.5pt" fo:font-style="normal" fo:font-weight="normal"/>
    </style:style>
    <style:style style:name="T5" style:family="text">
      <style:text-properties style:font-name="Segoe WPC" fo:font-size="6.5pt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6" style:family="text">
      <style:text-properties fo:font-variant="normal" fo:text-transform="none" fo:color="#d4d4d4" loext:opacity="100%" style:font-name="Segoe WPC" fo:font-size="6.5pt" fo:letter-spacing="normal" fo:font-style="normal" fo:font-weight="bold" loext:padding="0.049cm" loext:border="0.06pt solid #000000"/>
    </style:style>
    <style:style style:name="T7" style:family="text">
      <style:text-properties fo:font-variant="normal" fo:text-transform="none" fo:color="#d4d4d4" loext:opacity="100%" style:font-name="Segoe WPC" fo:font-size="6.5pt" fo:letter-spacing="normal" fo:font-style="normal" fo:font-weight="normal"/>
    </style:style>
    <style:style style:name="T8" style:family="text">
      <style:text-properties fo:font-variant="normal" fo:text-transform="none" fo:color="#d4d4d4" loext:opacity="100%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9" style:family="text">
      <style:text-properties fo:font-variant="normal" fo:text-transform="none" fo:color="#3794ff" loext:opacity="100%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0" style:family="text">
      <style:text-properties fo:font-variant="normal" fo:text-transform="none" style:font-name="Segoe WPC" fo:font-size="6.5pt" fo:letter-spacing="normal" fo:font-style="normal" fo:font-weight="bold" loext:padding="0.049cm" loext:border="0.06pt solid #000000"/>
    </style:style>
    <style:style style:name="T11" style:family="text">
      <style:text-properties fo:font-variant="normal" fo:text-transform="none" style:font-name="Segoe WPC" fo:font-size="6.5pt" fo:letter-spacing="normal" fo:font-style="normal" fo:font-weight="normal"/>
    </style:style>
    <style:style style:name="T12" style:family="text">
      <style:text-properties fo:font-variant="normal" fo:text-transform="none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3" style:family="text">
      <style:text-properties fo:font-variant="normal" fo:text-transform="none" fo:color="#000000" loext:opacity="100%" style:font-name="Segoe WPC" fo:font-size="6.5pt" fo:letter-spacing="normal" fo:font-style="normal" fo:font-weight="bold" loext:padding="0.049cm" loext:border="0.06pt solid #000000"/>
    </style:style>
    <style:style style:name="T14" style:family="text">
      <style:text-properties fo:font-variant="normal" fo:text-transform="none" fo:color="#000000" loext:opacity="100%" style:font-name="Segoe WPC" fo:font-size="6.5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82cm"/>
      </text:list-level-style-bullet>
      <text:list-level-style-bullet text:level="2" text:style-name="Bullet_20_Symbols" loext:num-list-format="%2%." style:num-suffix="." text:bullet-char="">
        <style:list-level-properties text:space-before="0.564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82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struções dos Agentes </text:p>
      <text:p text:style-name="Text_20_body">fin-nexus – “Você é o FinNexus…” (apps/api/prisma/seed.ts (line 188)); formulário self-service descreve objetivo e prompt (apps/web/src/pages/self-service/config.ts (line 408)). </text:p>
      <text:p text:style-name="Text_20_body">flow-orchestrator – “Você é o Flow Orchestrator…” (apps/api/prisma/seed.ts (line 210)); instruções de formulário e seções do output em apps/web/src/pages/self-service/config.ts (line 60). </text:p>
      <text:p text:style-name="Text_20_body">risk-analyzer – “Você é o Risk Analyzer…” (apps/api/prisma/seed.ts (line 218)); campos e prompt gerado em apps/web/src/pages/self-service/config.ts (line 126). </text:p>
      <text:p text:style-name="Text_20_body">onchain-monitor – “Você é o On-chain Monitor…” (apps/api/prisma/seed.ts (line 226)); configuração de formulário em apps/web/src/pages/self-service/config.ts (line 238). </text:p>
      <text:p text:style-name="Text_20_body">I_BC – “Você é o agente I_BC…” (apps/api/prisma/seed.ts (line 412)); formulário genérico em apps/web/src/pages/self-service/config.ts (line 356). </text:p>
      <text:p text:style-name="Text_20_body">Diarias – “Você é o agente Diarias…” (apps/api/prisma/seed.ts (line 420)); campos e prompt em apps/web/src/pages/self-service/config.ts (line 392). </text:p>
      <text:p text:style-name="Text_20_body">NFT_PY – “Você é o NFT_PY…” (apps/api/prisma/seed.ts (line 428)); formulário correspondente em apps/web/src/pages/self-service/config.ts (line 428). </text:p>
      <text:p text:style-name="Text_20_body">ImageNFTDiarias – “Você é o ImageNFTDiarias…” (apps/api/prisma/seed.ts (line 436)); instruções de prompt em apps/web/src/pages/self-service/config.ts (line 464). </text:p>
      <text:p text:style-name="Text_20_body">DeFi_1 – “Você é o DeFi One…” (apps/api/prisma/seed.ts (line 444)); formulário e narrativa do prompt em apps/web/src/pages/self-service/config.ts (line 500). </text:p>
      <text:p text:style-name="Text_20_body">Pitch – “Você é o Pitch…” (apps/api/prisma/seed.ts (line 720)); construção do prompt com seções Abertura→CTA em apps/web/src/pages/self-service/config.ts (line 575). </text:p>
      <text:p text:style-name="Text_20_body">MKT – “Você é o MKT GPS…” (apps/api/prisma/seed.ts (line 729)); instruções de briefing multicanal em apps/web/src/pages/self-service/config.ts (line 300). </text:p>
      <text:p text:style-name="Text_20_body">J_360 – “Você é o J_360…” + explicação jurídica (apps/api/prisma/seed.ts (line 738)); formulário orientado a pareceres em apps/web/src/pages/self-service/config.ts (line 164). </text:p>
      <text:p text:style-name="Text_20_body">EIAH – “Você é o EIAH Core…” (apps/api/prisma/seed.ts (line 1037)); formulário de dúvidas sobre a plataforma em apps/web/src/pages/self-service/config.ts (line 637). </text:p>
      <text:p text:style-name="Text_20_body">Observações rápidas: </text:p>
      <text:p text:style-name="Text_20_body">As strings citadas são os systemPrompt usados pelo worker ao chamar a API da OpenAI. </text:p>
      <text:p text:style-name="Text_20_body">Os trechos em config.ts definem os campos do formulário self-service e moldam o prompt enviado ao agente. </text:p>
      <text:p text:style-name="Text_20_body">Não há “Prompt Optimizer (PT-BR)” ou “Finovia” registrados no seed atual; se precisar deles, será necessário adicionar novos perfis/entradas. , </text:p>
      <text:p text:style-name="P1"/>
      <text:list xml:id="list1086701197" text:style-name="L1">
        <text:list-item>
          <text:p text:style-name="P2">Os agentes herdam a “cognição” do modelo OpenAI definido em <text:span text:style-name="T1">apps/api/prisma/seed.ts (line 188)</text:span> e seguintes. Cada perfil usa um modelo diferente (todos GPT‑4.x), o que dita o nível de raciocínio disponível:</text:p>
          <text:list>
            <text:list-item>
              <text:p text:style-name="P2"><text:span text:style-name="T1">fin-nexus</text:span>: <text:span text:style-name="T1">gpt-4o-mini</text:span> – foco em análise financeira rápida com ferramentas próprias (<text:span text:style-name="T1">apps/api/prisma/seed.ts (line 188)</text:span>).</text:p>
            </text:list-item>
            <text:list-item>
              <text:p text:style-name="P2"><text:span text:style-name="T1">flow-orchestrator</text:span>: <text:span text:style-name="T1">gpt-4.1</text:span> – motor mais robusto, voltado a planejamento DeFi multi-chain (<text:span text:style-name="T1">apps/api/prisma/seed.ts (line 210)</text:span>).</text:p>
            </text:list-item>
            <text:list-item>
              <text:p text:style-name="P2"><text:soft-page-break/><text:span text:style-name="T1">risk-analyzer</text:span>: <text:span text:style-name="T1">gpt-4.1-mini</text:span> – variação enxuta para relatórios de risco (<text:span text:style-name="T1">apps/api/prisma/seed.ts (line 218)</text:span>).</text:p>
            </text:list-item>
            <text:list-item>
              <text:p text:style-name="P2"><text:span text:style-name="T1">onchain-monitor</text:span>: <text:span text:style-name="T1">gpt-4o-mini</text:span> com suporte a tool-calls de monitoramento (<text:span text:style-name="T1">apps/api/prisma/seed.ts (line 226)</text:span>).</text:p>
            </text:list-item>
            <text:list-item>
              <text:p text:style-name="P2"><text:span text:style-name="T1">I_BC</text:span>: <text:span text:style-name="T1">gpt-4.1-mini</text:span> para inteligência comercial (<text:span text:style-name="T1">apps/api/prisma/seed.ts (line 412)</text:span>).</text:p>
            </text:list-item>
            <text:list-item>
              <text:p text:style-name="P2"><text:span text:style-name="T1">Diarias</text:span>: <text:span text:style-name="T1">gpt-4.1-mini</text:span> para rotinas operacionais (<text:span text:style-name="T1">apps/api/prisma/seed.ts (line 420)</text:span>).</text:p>
            </text:list-item>
            <text:list-item>
              <text:p text:style-name="P2"><text:span text:style-name="T1">NFT_PY</text:span>: <text:span text:style-name="T1">gpt-4.1</text:span> por exigência criativa mais pesada (<text:span text:style-name="T1">apps/api/prisma/seed.ts (line 428)</text:span>).</text:p>
            </text:list-item>
            <text:list-item>
              <text:p text:style-name="P2"><text:span text:style-name="T1">ImageNFTDiarias</text:span>: <text:span text:style-name="T1">gpt-4.1</text:span> idem, com foco em prompts visuais (<text:span text:style-name="T1">apps/api/prisma/seed.ts (line 436)</text:span>).</text:p>
            </text:list-item>
            <text:list-item>
              <text:p text:style-name="P2"><text:span text:style-name="T1">DeFi_1</text:span>: <text:span text:style-name="T1">gpt-4.1</text:span> para operações DeFi e simulação (<text:span text:style-name="T1">apps/api/prisma/seed.ts (line 444)</text:span>).</text:p>
            </text:list-item>
            <text:list-item>
              <text:p text:style-name="P2"><text:span text:style-name="T1">Pitch</text:span>: <text:span text:style-name="T1">gpt-4o-mini</text:span> para narrativas comerciais (<text:span text:style-name="T1">apps/api/prisma/seed.ts (line 720)</text:span>).</text:p>
            </text:list-item>
            <text:list-item>
              <text:p text:style-name="P2"><text:span text:style-name="T1">MKT</text:span>: <text:span text:style-name="T1">gpt-4.1-mini</text:span> para planejamento multicanal (<text:span text:style-name="T1">apps/api/prisma/seed.ts (line 729)</text:span>).</text:p>
            </text:list-item>
            <text:list-item>
              <text:p text:style-name="P2"><text:span text:style-name="T1">J_360</text:span>: <text:span text:style-name="T1">gpt-4o-mini</text:span> com toolset jurídico (<text:span text:style-name="T1">apps/api/prisma/seed.ts (line 738)</text:span>).</text:p>
            </text:list-item>
            <text:list-item>
              <text:p text:style-name="P2"><text:span text:style-name="T1">EIAH</text:span>: <text:span text:style-name="T1">gpt-4.1</text:span> como agente central da plataforma (<text:span text:style-name="T1">apps/api/prisma/seed.ts (line 1037)</text:span>).</text:p>
            </text:list-item>
          </text:list>
        </text:list-item>
        <text:list-item>
          <text:p text:style-name="P2">Esses modelos são usados diretamente pelo worker quando monta a chamada à OpenAI (<text:span text:style-name="T1">apps/api/src/workers/runWorker.ts (line 291)</text:span> → <text:span text:style-name="T1">apps/api/src/orchestrator/simpleExecutor.ts (line 34)</text:span>). Ou seja, o “nível cognitivo” vem exclusivamente da família GPT definida em cada <text:span text:style-name="T1">systemPrompt</text:span></text:p>
        </text:list-item>
      </text:list>
      <text:p text:style-name="Standard"/>
      <text:p text:style-name="P4">“<text:span text:style-name="T4">Pequeno e estável” aqui é menos uma cifra fixa e mais um critério prático. Pela experiência com o seed atual (13 agentes definidos em </text:span><text:span text:style-name="T5">apps/api/prisma/seed.ts (line 188)</text:span><text:span text:style-name="T4">, </text:span><text:span text:style-name="T5">apps/api/prisma/seed.ts (line 1037)</text:span><text:span text:style-name="T4">), tudo ainda cabe em um arquivo sem ficar difícil de manter. Quando começa a doer?</text:span></text:p>
      <text:list xml:id="list4248778281" text:style-name="L2">
        <text:list-item>
          <text:p text:style-name="P5"><text:span text:style-name="Strong_20_Emphasis"><text:span text:style-name="T13">Quantidade</text:span></text:span><text:span text:style-name="T14">: passando de ~15–20 agentes tendem a surgir conflitos em merge/revisão, principalmente se times diferentes editam as instruções com frequência.</text:span></text:p>
        </text:list-item>
        <text:list-item>
          <text:p text:style-name="P5"><text:span text:style-name="Strong_20_Emphasis"><text:span text:style-name="T13">Volatilidade</text:span></text:span><text:span text:style-name="T14">: mesmo com poucos agentes, se você atualiza prompts semanalmente ou precisa versionar variações para clientes, vale modularizar mais cedo.</text:span></text:p>
        </text:list-item>
        <text:list-item>
          <text:p text:style-name="P5"><text:span text:style-name="Strong_20_Emphasis"><text:span text:style-name="T13">Complexidade</text:span></text:span><text:span text:style-name="T14">: agentes que carregam toolsets longos (caso do </text:span><text:span text:style-name="T15">onchain-monitor</text:span><text:span text:style-name="T14"> em </text:span><text:span text:style-name="T15">apps/api/prisma/seed.ts (line 232)</text:span><text:span text:style-name="T14"> e </text:span><text:span text:style-name="T15">J_360</text:span><text:span text:style-name="T14"> em </text:span><text:span text:style-name="T15">apps/api/prisma/seed.ts (line 738)</text:span><text:span text:style-name="T14">) já deixam o seed extenso; multiplicar isso por muitos perfis complica a leitura.</text:span></text:p>
        </text:list-item>
      </text:list>
      <text:p text:style-name="P3">Então, se você planeja ficar próximo do volume atual e mudanças forem esporádicas, manter as instruções no seed continua razoável. Se prever crescimento além dessa ordem de grandeza ou rotatividade alta nos prompts, é hora de partir para módulos por agent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4T17:38:34.881000000</meta:creation-date>
    <dc:date>2025-11-04T18:18:53.656000000</dc:date>
    <meta:editing-duration>PT40M18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8" meta:word-count="649" meta:character-count="5323" meta:non-whitespace-character-count="4697"/>
  </office:meta>
</office:document-meta>
</file>